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BoostClassifier', 'Accuracy': 0.7571428571428571,</text:span> 'Balanced Accuracy': 0.7717095626700147, 'ROC AUC': 0.7717095626700147, 'F1 Score': 0.7580357142857144, 'Time taken': 243.29742121696472}</text:p>
      <text:p text:style-name="Standard"><text:s text:c="2"/>3%|███▍ <text:s text:c="96"/>| 1/29 [04:03&lt;1:53:32, 243.30s/it]{'Model': '<text:span text:style-name="T1">BaggingClassifier', 'Accuracy': 0.8357142857142857</text:span>, 'Balanced Accuracy': 0.8442142707679431, 'ROC AUC': 0.8442142707679431, 'F1 Score': 0.8367347986476279, 'Time taken': 241.79201698303223}</text:p>
      <text:p text:style-name="Standard"><text:s text:c="2"/>7%|██████▉ <text:s text:c="93"/>| 2/29 [08:05&lt;1:49:05, 242.41s/it]{'Model': 'BernoulliNB', 'Accuracy': 0.6071428571428571, 'Balanced Accuracy': 0.6075538815651811, 'ROC AUC': 0.6075538815651811, 'F1 Score': 0.6095083702772447, 'Time taken': 7.479149580001831}</text:p>
      <text:p text:style-name="Standard"><text:s/>10%|██████████▋ <text:s text:c="91"/>| 3/29 [08:12&lt;58:33, 135.14s/it]{'Model': 'CalibratedClassifierCV', 'Accuracy': 0.8, 'Balanced Accuracy': 0.8133500732370789, 'ROC AUC': 0.813350073237079, 'F1 Score': 0.8009813943978735, 'Time taken': 460.53809571266174}</text:p>
      <text:p text:style-name="Standard"><text:s/>17%|█████████████████▍ <text:s text:c="82"/>| 5/29 [15:58&lt;1:08:10, 170.43s/it]{'Model': 'DecisionTreeClassifier', 'Accuracy': 0.6785714285714286, 'Balanced Accuracy': 0.6853944339820046, 'ROC AUC': 0.6853944339820045, 'F1 Score': 0.6804981227082769, 'Time taken': 33.173651695251465}</text:p>
      <text:p text:style-name="Standard"><text:s/>21%|█████████████████████▎ <text:s text:c="80"/>| 6/29 [16:31&lt;47:26, 123.76s/it]{'Model': 'DummyClassifier', 'Accuracy': 0.42142857142857143, 'Balanced Accuracy': 0.5, 'ROC AUC': 0.5, 'F1 Score': 0.24989231873653986, 'Time taken': 6.612841844558716}</text:p>
      <text:p text:style-name="Standard"><text:s/>24%|█████████████████████████ <text:s text:c="78"/>| 7/29 [16:38&lt;31:20, 85.46s/it]{'Model': 'ExtraTreeClassifier', 'Accuracy': 0.7714285714285715, 'Balanced Accuracy': 0.7725465578572923, 'ROC AUC': 0.7725465578572924, 'F1 Score': 0.7725629209500178, 'Time taken': 6.861536979675293}</text:p>
      <text:p text:style-name="Standard"><text:s/>28%|████████████████████████████▋ <text:s text:c="74"/>| 8/29 [16:44&lt;21:09, 60.44s/it]{'Model': 'ExtraTreesClassifier', 'Accuracy': 0.8285714285714286, 'Balanced Accuracy': 0.8380414312617703, 'ROC AUC': 0.8380414312617703, 'F1 Score': 0.8296263736263736, 'Time taken': 11.883822441101074}</text:p>
      <text:p text:style-name="Standard"><text:s/>31%|████████████████████████████████▎ <text:s text:c="70"/>| 9/29 [16:56&lt;15:05, 45.26s/it]{'Model': 'GaussianNB', 'Accuracy': 0.6642857142857143, 'Balanced Accuracy': 0.6661435446746181, 'ROC AUC': 0.666143544674618, 'F1 Score': 0.6663071527823727, 'Time taken': 10.147741794586182}</text:p>
      <text:p text:style-name="Standard"><text:s/>34%|███████████████████████████████████▌ <text:s text:c="66"/>| 10/29 [17:07&lt;10:53, 34.42s/it]{'Model': 'KNeighborsClassifier', 'Accuracy': 0.7214285714285714, 'Balanced Accuracy': 0.7293366813140825, 'ROC AUC': 0.7293366813140825, 'F1 Score': 0.72309837301384, 'Time taken': 6.867147922515869}</text:p>
      <text:p text:style-name="Standard"><text:s/>38%|███████████████████████████████████████ <text:s text:c="63"/>| 11/29 [17:13&lt;07:47, 25.99s/it]{'Model': 'LabelPropagation', 'Accuracy': 0.7428571428571429, 'Balanced Accuracy': 0.6949152542372882, 'ROC AUC': 0.6949152542372882, 'F1 Score': 0.7097877732024073, 'Time taken': 7.975492238998413}</text:p>
      <text:p text:style-name="Standard"><text:s/>41%|██████████████████████████████████████████▌ <text:s text:c="59"/>| 12/29 [17:21&lt;05:48, 20.51s/it]{'Model': 'LabelSpreading', 'Accuracy': 0.7428571428571429, 'Balanced Accuracy': 0.6949152542372882, 'ROC AUC': 0.6949152542372882, 'F1 Score': 0.7097877732024073, 'Time taken': 7.997464895248413}</text:p>
      <text:p text:style-name="Standard"><text:s/>45%|██████████████████████████████████████████████▏ <text:s text:c="55"/>| 13/29 [17:29&lt;04:27, 16.72s/it]{'Model': 'LinearDiscriminantAnalysis', 'Accuracy': 0.7928571428571428, 'Balanced Accuracy': 0.795668549905838, 'ROC AUC': 0.795668549905838, 'F1 Score': 0.7939797235023042, 'Time taken': 18.567397594451904}</text:p>
      <text:p text:style-name="Standard"><text:soft-page-break/><text:s/>48%|█████████████████████████████████████████████████▋ <text:s text:c="52"/>| 14/29 [17:48&lt;04:19, 17.28s/it]{'Model': 'LinearSVC', 'Accuracy': 0.8214285714285714, 'Balanced Accuracy': 0.8203599079305295, 'ROC AUC': 0.8203599079305294, 'F1 Score': 0.8219576307054867, 'Time taken': 116.51655840873718}</text:p>
      <text:p text:style-name="Standard"><text:s/>52%|█████████████████████████████████████████████████████▎ <text:s text:c="48"/>| 15/29 [19:44&lt;11:00, 47.19s/it]{'Model': '<text:span text:style-name="T1">LogisticRegression', 'Accuracy': 0.8357142857142857,</text:span> 'Balanced Accuracy': 0.8373090604729023, 'ROC AUC': 0.8373090604729023, 'F1 Score': 0.8364374116898585, 'Time taken': 14.124048709869385}</text:p>
      <text:p text:style-name="Standard"><text:s/>55%|████████████████████████████████████████████████████████▊ <text:s text:c="45"/>| 16/29 [19:59&lt;08:04, 37.24s/it]{'Model': 'NearestCentroid', 'Accuracy': 0.65, 'Balanced Accuracy': 0.6537978656622725, 'ROC AUC': 0.6537978656622724, 'F1 Score': 0.652174136249294, 'Time taken': 6.989566087722778}</text:p>
      <text:p text:style-name="Standard"><text:s/>59%|████████████████████████████████████████████████████████████▍ <text:s text:c="41"/>| 17/29 [20:06&lt;05:37, 28.14s/it]{'Model':<text:span text:style-name="T1"> 'NuSVC', 'Accuracy': 0.8357142857142857, 'Balanced Accuracy': 0.8396107972379159</text:span>, 'ROC AUC': 0.8396107972379159, 'F1 Score': 0.8366046082949309, 'Time taken': 21.691943645477295}</text:p>
      <text:p text:style-name="Standard"><text:s/>62%|███████████████████████████████████████████████████████████████▉ <text:s text:c="38"/>| 18/29 [20:27&lt;04:48, 26.20s/it]{'Model': 'PassiveAggressiveClassifier', 'Accuracy': 0.7857142857142857, 'Balanced Accuracy': 0.7894957103996652, 'ROC AUC': 0.7894957103996653, 'F1 Score': 0.7869511440940012, 'Time taken': 10.56681203842163}</text:p>
      <text:p text:style-name="Standard"><text:s/>66%|███████████████████████████████████████████████████████████████████▍ <text:s text:c="34"/>| 19/29 [20:38&lt;03:35, 21.51s/it]{'Model': 'Perceptron', 'Accuracy': 0.7714285714285715, 'Balanced Accuracy': 0.7771500313873195, 'ROC AUC': 0.7771500313873195, 'F1 Score': 0.7728383458646616, 'Time taken': 8.487035989761353}</text:p>
      <text:p text:style-name="Standard"><text:s/>72%|██████████████████████████████████████████████████████████████████████████▌ <text:s text:c="27"/>| 21/29 [20:52&lt;01:51, 13.90s/it]{'Model': 'RandomForestClassifier', 'Accuracy': 0.8214285714285714, 'Balanced Accuracy': 0.8318685917555975, 'ROC AUC': 0.8318685917555975, 'F1 Score': 0.8224989570601539, 'Time taken': 15.632211685180664}</text:p>
      <text:p text:style-name="Standard"><text:s/>76%|██████████████████████████████████████████████████████████████████████████████▏ <text:s text:c="23"/>| 22/29 [21:07&lt;01:40, 14.42s/it]{'Model': 'RidgeClassifier', 'Accuracy': 0.7928571428571428, 'Balanced Accuracy': 0.795668549905838, 'ROC AUC': 0.795668549905838, 'F1 Score': 0.7939797235023042, 'Time taken': 8.839197397232056}</text:p>
      <text:p text:style-name="Standard"><text:s/>79%|█████████████████████████████████████████████████████████████████████████████████▋ <text:s text:c="20"/>| 23/29 [21:16&lt;01:16, 12.75s/it]{'Model': 'RidgeClassifierCV', 'Accuracy': 0.7928571428571428, 'Balanced Accuracy': 0.795668549905838, 'ROC AUC': 0.795668549905838, 'F1 Score': 0.7939797235023042, 'Time taken': 8.049850940704346}</text:p>
      <text:p text:style-name="Standard"><text:s/>83%|█████████████████████████████████████████████████████████████████████████████████████▏ <text:s text:c="16"/>| 24/29 [21:24&lt;00:56, 11.34s/it]{'Model': 'SGDClassifier', 'Accuracy': 0.7642857142857142, 'Balanced Accuracy': <text:soft-page-break/>0.7640719815861059, 'ROC AUC': 0.7640719815861059, 'F1 Score': 0.7653232428593622, 'Time taken': 8.596974611282349}</text:p>
      <text:p text:style-name="Standard"><text:s/>86%|████████████████████████████████████████████████████████████████████████████████████████▊ <text:s text:c="13"/>| 25/29 [21:33&lt;00:42, 10.52s/it]<text:span text:style-name="T1">{'Model': 'SVC', 'Accuracy': 0.8357142857142857, 'Balanced Accuracy': 0.8396107972379159,</text:span> 'ROC AUC': 0.8396107972379159, 'F1 Score': 0.8366046082949309, 'Time taken': 21.197951078414917}</text:p>
      <text:p text:style-name="Standard"><text:s/>9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▎ <text:s text:c="9"/>| 26/29 [21:54&lt;00:41, 13.72s/it]{'Model': 'XGBClassifier', 'Accuracy': 0.8214285714285714, 'Balanced Accuracy': 0.834170328520611, 'ROC AUC': 0.834170328520611, 'F1 Score': 0.8223876016572044, 'Time taken': 92.63127183914185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8:30:39.962871393</meta:creation-date>
    <dc:date>2023-07-12T18:35:51.524642503</dc:date>
    <meta:editing-duration>PT5M1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25" meta:word-count="495" meta:character-count="8236" meta:non-whitespace-character-count="6467"/>
  </office:meta>
</office:document-meta>
</file>